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k"hLut ;DklQ</text:p>
          </table:table-cell>
          <table:table-cell office:value-type="string" calcext:value-type="string">
            <text:p>ejg</text:p>
          </table:table-cell>
          <table:table-cell office:value-type="string" calcext:value-type="string">
            <text:p>sf=d=kf=ejgsf] nflu #/ hUuf vl/b </text:p>
          </table:table-cell>
          <table:table-cell office:value-type="float" office:value="100000000" calcext:value-type="float">
            <text:p>10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hLut ;DklQ</text:p>
          </table:table-cell>
          <table:table-cell office:value-type="string" calcext:value-type="string">
            <text:p>ejg</text:p>
          </table:table-cell>
          <table:table-cell office:value-type="string" calcext:value-type="string">
            <text:p>cfkmg} hUufdf ejg</text:p>
          </table:table-cell>
          <table:table-cell office:value-type="float" office:value="20000000" calcext:value-type="float">
            <text:p>2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hLut ;DklQ</text:p>
          </table:table-cell>
          <table:table-cell table:number-columns-repeated="2" office:value-type="string" calcext:value-type="string">
            <text:p>k"jf{wf/¿;fj{hlgs lgdf{)f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hLut ;DklQ</text:p>
          </table:table-cell>
          <table:table-cell table:number-columns-repeated="2" office:value-type="string" calcext:value-type="string">
            <text:p>sfof{no pks/)f sDKo'^/</text:p>
          </table:table-cell>
          <table:table-cell office:value-type="float" office:value="11000000" calcext:value-type="float">
            <text:p>1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hLut ;DklQ</text:p>
          </table:table-cell>
          <table:table-cell table:number-columns-repeated="2" office:value-type="string" calcext:value-type="string">
            <text:p>sfof{no pks/)f cGo</text:p>
          </table:table-cell>
          <table:table-cell office:value-type="float" office:value="10270000" calcext:value-type="float">
            <text:p>1027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hLut ;DklQ</text:p>
          </table:table-cell>
          <table:table-cell table:number-columns-repeated="2" office:value-type="string" calcext:value-type="string">
            <text:p>kmlg{r/ / lkml^ª;</text:p>
          </table:table-cell>
          <table:table-cell office:value-type="float" office:value="3800000" calcext:value-type="float">
            <text:p>3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hLut ;DklQ</text:p>
          </table:table-cell>
          <table:table-cell table:number-columns-repeated="2" office:value-type="string" calcext:value-type="string">
            <text:p>;jf/L ;fwgx?</text:p>
          </table:table-cell>
          <table:table-cell office:value-type="float" office:value="10000000" calcext:value-type="float">
            <text:p>1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hLut ;DklQ</text:p>
          </table:table-cell>
          <table:table-cell table:number-columns-repeated="2" office:value-type="string" calcext:value-type="string">
            <text:p>oGq tyf pks/)f</text:p>
          </table:table-cell>
          <table:table-cell office:value-type="float" office:value="8500000" calcext:value-type="float">
            <text:p>8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hLut ;DklQ</text:p>
          </table:table-cell>
          <table:table-cell office:value-type="string" calcext:value-type="string">
            <text:p>lb#{sfnLg nufgL</text:p>
          </table:table-cell>
          <table:table-cell office:value-type="string" calcext:value-type="string">
            <text:p>z]o/ nufgL</text:p>
          </table:table-cell>
          <table:table-cell office:value-type="float" office:value="50000000" calcext:value-type="float">
            <text:p>5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hLut ;DklQ</text:p>
          </table:table-cell>
          <table:table-cell office:value-type="string" calcext:value-type="string">
            <text:p>lb#{sfnLg C)f</text:p>
          </table:table-cell>
          <table:table-cell office:value-type="string" calcext:value-type="string">
            <text:p>cfof]hgfnfO C)f ;fk^L</text:p>
          </table:table-cell>
          <table:table-cell office:value-type="float" office:value="100000000" calcext:value-type="float">
            <text:p>100000000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44:46.363875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7:46:51.206500635</dc:date>
    <meta:generator>LibreOffice/4.2.4.2$Linux_x86 LibreOffice_project/420m0$Build-2</meta:generator>
    <meta:editing-duration>PT6M24S</meta:editing-duration>
    <meta:editing-cycles>8</meta:editing-cycles>
    <meta:document-statistic meta:table-count="1" meta:cell-count="40" meta:object-count="0"/>
  </office:meta>
</office:document-meta>
</file>